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1fd6c7" officeooo:paragraph-rsid="001fd6c7"/>
    </style:style>
    <style:style style:name="P2" style:family="paragraph" style:parent-style-name="Text_20_body">
      <style:text-properties officeooo:rsid="001fd6c7" officeooo:paragraph-rsid="001fd6c7"/>
    </style:style>
    <style:style style:name="P3" style:family="paragraph" style:parent-style-name="Text_20_body">
      <style:text-properties officeooo:rsid="00206014" officeooo:paragraph-rsid="00206014"/>
    </style:style>
    <style:style style:name="P4" style:family="paragraph" style:parent-style-name="Title">
      <style:text-properties officeooo:rsid="001fd6c7" officeooo:paragraph-rsid="001fd6c7"/>
    </style:style>
    <style:style style:name="T1" style:family="text">
      <style:text-properties officeooo:rsid="00206014"/>
    </style:style>
    <style:style style:name="T2" style:family="text">
      <style:text-properties fo:font-style="italic" officeooo:rsid="001fd6c7" style:font-style-asian="italic" style:font-style-complex="italic"/>
    </style:style>
    <style:style style:name="T3" style:family="text">
      <style:text-properties fo:font-style="normal" officeooo:rsid="001fd6c7" style:font-style-asian="normal" style:font-style-complex="normal"/>
    </style:style>
    <style:style style:name="T4" style:family="text">
      <style:text-properties fo:font-style="normal" officeooo:rsid="0022b764" style:font-style-asian="normal" style:font-style-complex="normal"/>
    </style:style>
    <style:style style:name="T5" style:family="text">
      <style:text-properties fo:font-style="normal" officeooo:rsid="00253d99" style:font-style-asian="normal" style:font-style-complex="normal"/>
    </style:style>
    <style:style style:name="T6" style:family="text">
      <style:text-properties fo:font-style="normal" officeooo:rsid="0025de6c" style:font-style-asian="normal" style:font-style-complex="normal"/>
    </style:style>
    <style:style style:name="T7" style:family="text">
      <style:text-properties fo:font-style="normal" officeooo:rsid="00274e26" style:font-style-asian="normal" style:font-style-complex="normal"/>
    </style:style>
    <style:style style:name="T8" style:family="text">
      <style:text-properties fo:font-style="normal" officeooo:rsid="00291703" style:font-style-asian="normal" style:font-style-complex="normal"/>
    </style:style>
    <style:style style:name="T9" style:family="text">
      <style:text-properties officeooo:rsid="002384b7"/>
    </style:style>
    <style:style style:name="T10" style:family="text">
      <style:text-properties officeooo:rsid="0029041a"/>
    </style:style>
    <style:style style:name="T11" style:family="text">
      <style:text-properties officeooo:rsid="00291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ligentnemiasta.org</text:p>
      <text:p text:style-name="P1">Koncept projektu EkoPuszka</text:p>
      <text:p text:style-name="P2"/>
      <text:p text:style-name="P2"><text:tab/>Głównym problemem miast jest wysoka emisja niebezpiecznych substancji do atmosfery. Ma to negatywny wpływ na zdrowie i komfort każdego mieszkańca.</text:p>
      <text:p text:style-name="P2"><text:tab/>Projekt EkoPuszka jest projektem edukacyjnym, który ma za zadanie uświadomić problem zanieczyszczenia miast. Projekt EkoPuszka opiera się na połączeniu wielu różnych czujników (między innymi czujników pyłu, dwutlenku węgla, hałasu, a także konwencjonalnych czujników do pomiarów warunków atmosferycznych – temperatury, wilgotności i ciśnienia) w jeden system tak, aby istniała możliwość szerokiej analizy tych danych, ich powiązań ze sobą, oraz zgodnie z filozofią IoT <text:span text:style-name="T9">(Internet of Things)</text:span> – dzielenia się tymi danymi (na przykła<text:span text:style-name="T1">d</text:span> - możliwość tworzenia map zanieczyszczeń <text:span text:style-name="T1">czy wyszukiwanie miejsc najbardziej skażonych).</text:span></text:p>
      <text:p text:style-name="P3"><text:tab/>Dzięki zastosowaniu zaawansowanej technologii DSP (<text:span text:style-name="T10">D</text:span>igital <text:span text:style-name="T10">S</text:span>ignal <text:span text:style-name="T10">P</text:span>rocessing) oraz szybkich mikrokontrolerów odczyty z czujników przetwarzane są niemal natychmiastowo. Osobny moduł Wi-Fi zapewnia <text:span text:style-name="T11">podłączenie</text:span> urządzenia do sieci, a co za tym idzie – wrzuceni<text:span text:style-name="T11">e</text:span> danych do arkusza kalkulacyjnego, specjalnego oprogramowania, bądź specjalnej podwitryny strony <text:span text:style-name="T2">inteligentnemiasta.org</text:span><text:span text:style-name="T3"> – </text:span><text:span text:style-name="T4">służącej do dzielenia się </text:span><text:span text:style-name="T5">pomiarami </text:span><text:span text:style-name="T4">lokalnymi i umożliwiającej zbieranie i przetwarzanie </text:span><text:span text:style-name="T6">ich, jeżeli chodzi o daną jednostkę terytorialną.</text:span></text:p>
      <text:p text:style-name="P3"><text:span text:style-name="T6"><text:tab/></text:span><text:span text:style-name="T7">Projekt EkoPuszka, jako że realizuje ideę nowoczesnej ekologii, sam jest urządzeniem ekologicznym. Skonstruowany z najwyższej jakości elementów elektronicznych, sensorycznych i mechanicznych, zapewnia mały pobór mocy i możliwość zasilania z baterii. </text:span><text:span text:style-name="T8">Interfejs komunikacyjny USB zapewnia zarówno możliwość ładowania baterii jak i komunikację z komputer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4:32:44.256154401</meta:creation-date>
    <dc:date>2015-07-08T14:59:19.863966633</dc:date>
    <meta:editing-duration>PT11M3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08" meta:character-count="1689" meta:non-whitespace-character-count="1479"/>
  </office:meta>
</office:document-meta>
</file>